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Mono L" svg:font-family="'Nimbus Mono L', 'Courier New'" style:font-family-generic="moder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StarSymbol" svg:font-family="StarSymbol, 'Arial Unicode MS'" style:font-charset="x-symbol"/>
    <style:font-face style:name="StarSymbol1" svg:font-family="StarSymbol, 'Arial Unicode MS'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, Lucidasans"/>
    <style:font-face style:name="Tahoma1" svg:font-family="Tahoma, Lucidasans" style:font-pitch="variable"/>
    <style:font-face style:name="Times" svg:font-family="Time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東風ゴシック" svg:font-family="東風ゴシック" style:font-pitch="variable"/>
    <style:font-face style:name="東風ゴシック1" svg:font-family="東風ゴシック" style:font-family-generic="modern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>
        <style:tab-stops>
          <style:tab-stop style:position="7.62cm" style:type="center"/>
          <style:tab-stop style:position="15.002cm" style:type="right"/>
        </style:tab-stops>
      </style:paragraph-properties>
      <style:text-properties style:font-name="Times" fo:font-style="italic" style:font-style-asian="italic"/>
    </style:style>
    <style:style style:name="P2" style:family="paragraph" style:parent-style-name="Footer">
      <style:text-properties style:font-name="Times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1" fo:font-size="10pt" fo:letter-spacing="normal" fo:font-style="normal" fo:font-weight="normal" officeooo:rsid="00140d63" officeooo:paragraph-rsid="005f069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1" fo:font-size="10pt" fo:letter-spacing="normal" fo:font-style="normal" fo:font-weight="bold" officeooo:rsid="00140d63" officeooo:paragraph-rsid="005f069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1" fo:font-size="12pt" fo:letter-spacing="normal" fo:font-style="normal" fo:font-weight="bold" officeooo:rsid="00140d63" officeooo:paragraph-rsid="005f0690" style:font-size-asian="12pt" style:font-weight-asian="bold" style:font-size-complex="12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4pt" fo:font-weight="bold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officeooo:rsid="004fc3d9"/>
    </style:style>
    <style:style style:name="T2" style:family="text">
      <style:text-properties officeooo:rsid="00214ed8"/>
    </style:style>
    <style:style style:name="T3" style:family="text">
      <style:text-properties fo:font-variant="normal" fo:text-transform="none" fo:color="#2a2513" loext:opacity="100%" fo:letter-spacing="normal" fo:font-style="normal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officeooo:rsid="004fc3d9" style:font-weight-asian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draw:fill="solid" draw:fill-color="#ffffff" draw:opacity="100%" fo:padding="0.026cm" fo:border="none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loext:decorative="false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A</text:span><text:span text:style-name="T6">551</text:span><text:span text:style-name="T4"> - Laborató</text:span><text:span text:style-name="T5">rio de </text:span><text:bookmark text:name="yui_3_13_0_2_1414520986463_359"/><text:span text:style-name="T3">Programação de Software Básico</text:span></text:p>
      <text:p text:style-name="P3"/>
      <text:p text:style-name="P6">Arquivo tipo PDF para testes de transferência</text:p>
      <text:p text:style-name="P5"/>
      <text:p text:style-name="P5"/>
      <text:p text:style-name="P4">Este é um arquivo tipo PDF usado para testes de transferência via protocolo HTT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Mono L" svg:font-family="'Nimbus Mono L', 'Courier New'" style:font-family-generic="moder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StarSymbol" svg:font-family="StarSymbol, 'Arial Unicode MS'" style:font-charset="x-symbol"/>
    <style:font-face style:name="StarSymbol1" svg:font-family="StarSymbol, 'Arial Unicode MS'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, Lucidasans"/>
    <style:font-face style:name="Tahoma1" svg:font-family="Tahoma, Lucidasans" style:font-pitch="variable"/>
    <style:font-face style:name="Times" svg:font-family="Time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東風ゴシック" svg:font-family="東風ゴシック" style:font-pitch="variable"/>
    <style:font-face style:name="東風ゴシック1" svg:font-family="東風ゴシック" style:font-family-generic="moder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pt" fo:country="BR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 No9 L" fo:font-size="12pt" fo:language="pt" fo:country="B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language-asian="ja" style:country-asian="JP" style:font-name-complex="Times New Roman1" style:font-family-complex="'Times New Roman'" style:font-family-generic-complex="roman" style:font-pitch-complex="variable" style:font-size-complex="10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Times" fo:font-family="Time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ahoma" style:font-family-complex="Tahoma, 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italic" style:font-size-asian="10pt" style:font-style-asian="italic" style:font-name-complex="Tahoma" style:font-family-complex="Tahoma, 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ahoma" style:font-family-complex="Tahoma, Lucidasans"/>
    </style:style>
    <style:style style:name="Título_20_Principal" style:display-name="Título Principal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1" fo:font-family="'Nimbus Sans L', Arial" style:font-family-generic="swiss" style:font-pitch="variable" fo:font-size="14pt" style:font-name-asian="東風ゴシック" style:font-family-asian="東風ゴシック" style:font-pitch-asian="variable" style:font-size-asian="14pt" style:font-name-complex="Tahoma1" style:font-family-complex="Tahoma, Lucidasans" style:font-pitch-complex="variable" style:font-size-complex="14pt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italic" style:font-size-asian="10pt" style:font-style-asian="italic" style:font-name-complex="Tahoma" style:font-family-complex="Tahoma, Lucidasans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="Times New Roman" fo:font-family="'Times New Roman'" style:font-family-generic="roman" style:font-name-complex="Tahoma" style:font-family-complex="Tahoma, Lucidasans"/>
    </style:style>
    <style:style style:name="WW-Título_20_Principal" style:display-name="WW-Título Principal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1" fo:font-family="'Nimbus Sans L', Arial" style:font-family-generic="swiss" style:font-pitch="variable" fo:font-size="14pt" style:font-name-asian="東風ゴシック" style:font-family-asian="東風ゴシック" style:font-pitch-asian="variable" style:font-size-asian="14pt" style:font-name-complex="Tahoma1" style:font-family-complex="Tahoma, Lucidasans" style:font-pitch-complex="variable" style:font-size-complex="14pt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italic" style:font-size-asian="10pt" style:font-style-asian="italic" style:font-name-complex="Tahoma" style:font-family-complex="Tahoma, Lucidasans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="Times New Roman" fo:font-family="'Times New Roman'" style:font-family-generic="roman" style:font-name-complex="Tahoma" style:font-family-complex="Tahoma, Lucidasans"/>
    </style:style>
    <style:style style:name="WW-Título_20_Principal1" style:display-name="WW-Título Principal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1" fo:font-family="'Nimbus Sans L', Arial" style:font-family-generic="swiss" style:font-pitch="variable" fo:font-size="14pt" style:font-name-asian="東風ゴシック" style:font-family-asian="東風ゴシック" style:font-pitch-asian="variable" style:font-size-asian="14pt" style:font-name-complex="Tahoma1" style:font-family-complex="Tahoma, Lucidasans" style:font-pitch-complex="variable" style:font-size-complex="14pt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italic" style:font-size-asian="10pt" style:font-style-asian="italic" style:font-name-complex="Tahoma" style:font-family-complex="Tahoma, Lucidasans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="Times New Roman" fo:font-family="'Times New Roman'" style:font-family-generic="roman" style:font-name-complex="Tahoma" style:font-family-complex="Tahoma, Lucidasans"/>
    </style:style>
    <style:style style:name="WW-Título_20_Principal11" style:display-name="WW-Título Principal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1" fo:font-family="'Nimbus Sans L', Arial" style:font-family-generic="swiss" style:font-pitch="variable" fo:font-size="14pt" style:font-name-asian="東風ゴシック" style:font-family-asian="東風ゴシック" style:font-pitch-asian="variable" style:font-size-asian="14pt" style:font-name-complex="Tahoma1" style:font-family-complex="Tahoma, Lucidasans" style:font-pitch-complex="variable" style:font-size-complex="14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Texto_20_Pré-formatado" style:display-name="Texto Pré-formatado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東風ゴシック1" style:font-family-asian="東風ゴシック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WW-Texto_20_Pré-formatado" style:display-name="WW-Texto Pré-formatado" style:family="paragraph" style:parent-style-name="Standard">
      <style:paragraph-properties fo:margin-top="0cm" fo:margin-bottom="0cm" style:contextual-spacing="false"/>
      <style:text-properties style:font-name="Nimbus Mono L" fo:font-family="'Nimbus Mono L', 'Courier New'" style:font-family-generic="modern" fo:font-size="10pt" style:font-name-asian="東風ゴシック1" style:font-family-asian="東風ゴシック" style:font-family-generic-asian="modern" style:font-size-asian="10pt" style:font-name-complex="Nimbus Mono L" style:font-family-complex="'Nimbus Mono L', 'Courier New'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8Num2z0" style:family="text">
      <style:text-properties style:font-name="Symbol1" fo:font-family="Symbol" style:font-pitch="variable" style:font-charset="x-symbol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9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WW8Num2z0" style:family="text">
      <style:text-properties style:font-name="Symbol1" fo:font-family="Symbol" style:font-pitch="variable" style:font-charset="x-symbol"/>
    </style:style>
    <style:style style:name="WW-WW8Num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-WW8Num5z1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-Absatz-Standardschriftart1" style:family="text"/>
    <style:style style:name="WW-WW8Num2z01" style:family="text">
      <style:text-properties style:font-name="Symbol1" fo:font-family="Symbol" style:font-pitch="variable" style:font-charset="x-symbol"/>
    </style:style>
    <style:style style:name="WW-Absatz-Standardschriftart11" style:family="text"/>
    <style:style style:name="WW8NumSt2z0" style:family="text">
      <style:text-properties style:font-name="Symbol1" fo:font-family="Symbol" style:font-pitch="variable" style:font-charset="x-symbol"/>
    </style:style>
    <style:style style:name="WW-Default_20_Paragraph_20_Font" style:display-name="WW-Default Paragraph Font" style:family="text"/>
    <style:style style:name="WW-Caracteres_20_de_20_Nota_20_de_20_Rodapé" style:display-name="WW-Caracteres de Nota de Rodapé" style:family="text"/>
    <style:style style:name="WW-Caracteres_20_de_20_Nota_20_de_20_Rodapé1" style:display-name="WW-Caracteres de Nota de Rodapé1" style:family="text"/>
    <style:style style:name="WW-Caracteres_20_de_20_Nota_20_de_20_Rodapé11" style:display-name="WW-Caracteres de Nota de Rodapé11" style:family="text" style:parent-style-name="WW-Default_20_Paragraph_20_Font">
      <style:text-properties style:text-position="super 58%"/>
    </style:style>
    <style:style style:name="Símbolos_20_de_20_Numeração" style:display-name="Símbolos de Numeração" style:family="text"/>
    <style:style style:name="WW-Símbolos_20_de_20_Numeração" style:display-name="WW-Símbolos de Numeração" style:family="text"/>
    <style:style style:name="WW-Símbolos_20_de_20_Numeração1" style:display-name="WW-Símbolos de Numeração1" style:family="text"/>
    <style:style style:name="WW-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Marcadores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·">
        <style:list-level-properties text:min-label-width="0.499cm"/>
        <style:text-properties style:font-name="Symbol1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·">
        <style:list-level-properties text:min-label-width="0.499cm"/>
        <style:text-properties style:font-name="Symbol"/>
      </text:list-level-style-bullet>
      <text:list-level-style-bullet text:level="2" text:style-name="WW8Num4z1" loext:num-list-format="%2%" text:bullet-char="●">
        <style:list-level-properties text:space-before="0.501cm" text:min-label-width="0.499cm"/>
        <style:text-properties style:font-name="StarSymbol1"/>
      </text:list-level-style-bullet>
      <text:list-level-style-bullet text:level="3" text:style-name="WW8Num4z1" loext:num-list-format="%3%" text:bullet-char="●">
        <style:list-level-properties text:space-before="1cm" text:min-label-width="0.499cm"/>
        <style:text-properties style:font-name="StarSymbol1"/>
      </text:list-level-style-bullet>
      <text:list-level-style-bullet text:level="4" text:style-name="WW8Num4z1" loext:num-list-format="%4%" text:bullet-char="●">
        <style:list-level-properties text:space-before="1.501cm" text:min-label-width="0.499cm"/>
        <style:text-properties style:font-name="StarSymbol1"/>
      </text:list-level-style-bullet>
      <text:list-level-style-bullet text:level="5" text:style-name="WW8Num4z1" loext:num-list-format="%5%" text:bullet-char="●">
        <style:list-level-properties text:space-before="2cm" text:min-label-width="0.499cm"/>
        <style:text-properties style:font-name="StarSymbol1"/>
      </text:list-level-style-bullet>
      <text:list-level-style-bullet text:level="6" text:style-name="WW8Num4z1" loext:num-list-format="%6%" text:bullet-char="●">
        <style:list-level-properties text:space-before="2.501cm" text:min-label-width="0.499cm"/>
        <style:text-properties style:font-name="StarSymbol1"/>
      </text:list-level-style-bullet>
      <text:list-level-style-bullet text:level="7" text:style-name="WW8Num4z1" loext:num-list-format="%7%" text:bullet-char="●">
        <style:list-level-properties text:space-before="3.001cm" text:min-label-width="0.499cm"/>
        <style:text-properties style:font-name="StarSymbol1"/>
      </text:list-level-style-bullet>
      <text:list-level-style-bullet text:level="8" text:style-name="WW8Num4z1" loext:num-list-format="%8%" text:bullet-char="●">
        <style:list-level-properties text:space-before="3.502cm" text:min-label-width="0.499cm"/>
        <style:text-properties style:font-name="StarSymbol1"/>
      </text:list-level-style-bullet>
      <text:list-level-style-bullet text:level="9" text:style-name="WW8Num4z1" loext:num-list-format="%9%" text:bullet-char="●">
        <style:list-level-properties text:space-before="4.001cm" text:min-label-width="0.499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loext:num-list-format="%1%" text:bullet-char="·">
        <style:list-level-properties text:min-label-width="0.499cm"/>
        <style:text-properties style:font-name="Symbol"/>
      </text:list-level-style-bullet>
      <text:list-level-style-bullet text:level="2" text:style-name="WW8Num5z1" loext:num-list-format="%2%" text:bullet-char="●">
        <style:list-level-properties text:space-before="0.501cm" text:min-label-width="0.499cm"/>
        <style:text-properties style:font-name="StarSymbol1"/>
      </text:list-level-style-bullet>
      <text:list-level-style-bullet text:level="3" text:style-name="WW8Num5z1" loext:num-list-format="%3%" text:bullet-char="●">
        <style:list-level-properties text:space-before="1cm" text:min-label-width="0.499cm"/>
        <style:text-properties style:font-name="StarSymbol1"/>
      </text:list-level-style-bullet>
      <text:list-level-style-bullet text:level="4" text:style-name="WW8Num5z1" loext:num-list-format="%4%" text:bullet-char="●">
        <style:list-level-properties text:space-before="1.501cm" text:min-label-width="0.499cm"/>
        <style:text-properties style:font-name="StarSymbol1"/>
      </text:list-level-style-bullet>
      <text:list-level-style-bullet text:level="5" text:style-name="WW8Num5z1" loext:num-list-format="%5%" text:bullet-char="●">
        <style:list-level-properties text:space-before="2cm" text:min-label-width="0.499cm"/>
        <style:text-properties style:font-name="StarSymbol1"/>
      </text:list-level-style-bullet>
      <text:list-level-style-bullet text:level="6" text:style-name="WW8Num5z1" loext:num-list-format="%6%" text:bullet-char="●">
        <style:list-level-properties text:space-before="2.501cm" text:min-label-width="0.499cm"/>
        <style:text-properties style:font-name="StarSymbol1"/>
      </text:list-level-style-bullet>
      <text:list-level-style-bullet text:level="7" text:style-name="WW8Num5z1" loext:num-list-format="%7%" text:bullet-char="●">
        <style:list-level-properties text:space-before="3.001cm" text:min-label-width="0.499cm"/>
        <style:text-properties style:font-name="StarSymbol1"/>
      </text:list-level-style-bullet>
      <text:list-level-style-bullet text:level="8" text:style-name="WW8Num5z1" loext:num-list-format="%8%" text:bullet-char="●">
        <style:list-level-properties text:space-before="3.502cm" text:min-label-width="0.499cm"/>
        <style:text-properties style:font-name="StarSymbol1"/>
      </text:list-level-style-bullet>
      <text:list-level-style-bullet text:level="9" text:style-name="WW8Num5z1" loext:num-list-format="%9%" text:bullet-char="●">
        <style:list-level-properties text:space-before="4.001cm" text:min-label-width="0.499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loext:num-list-format="%1%" text:bullet-char="·">
        <style:list-level-properties text:min-label-width="0.499cm"/>
        <style:text-properties style:font-name="Symbol"/>
      </text:list-level-style-bullet>
      <text:list-level-style-bullet text:level="2" text:style-name="WW8Num6z1" loext:num-list-format="%2%" text:bullet-char="●">
        <style:list-level-properties text:space-before="0.501cm" text:min-label-width="0.499cm"/>
        <style:text-properties style:font-name="StarSymbol1"/>
      </text:list-level-style-bullet>
      <text:list-level-style-bullet text:level="3" text:style-name="WW8Num6z1" loext:num-list-format="%3%" text:bullet-char="●">
        <style:list-level-properties text:space-before="1cm" text:min-label-width="0.499cm"/>
        <style:text-properties style:font-name="StarSymbol1"/>
      </text:list-level-style-bullet>
      <text:list-level-style-bullet text:level="4" text:style-name="WW8Num6z1" loext:num-list-format="%4%" text:bullet-char="●">
        <style:list-level-properties text:space-before="1.501cm" text:min-label-width="0.499cm"/>
        <style:text-properties style:font-name="StarSymbol1"/>
      </text:list-level-style-bullet>
      <text:list-level-style-bullet text:level="5" text:style-name="WW8Num6z1" loext:num-list-format="%5%" text:bullet-char="●">
        <style:list-level-properties text:space-before="2cm" text:min-label-width="0.499cm"/>
        <style:text-properties style:font-name="StarSymbol1"/>
      </text:list-level-style-bullet>
      <text:list-level-style-bullet text:level="6" text:style-name="WW8Num6z1" loext:num-list-format="%6%" text:bullet-char="●">
        <style:list-level-properties text:space-before="2.501cm" text:min-label-width="0.499cm"/>
        <style:text-properties style:font-name="StarSymbol1"/>
      </text:list-level-style-bullet>
      <text:list-level-style-bullet text:level="7" text:style-name="WW8Num6z1" loext:num-list-format="%7%" text:bullet-char="●">
        <style:list-level-properties text:space-before="3.001cm" text:min-label-width="0.499cm"/>
        <style:text-properties style:font-name="StarSymbol1"/>
      </text:list-level-style-bullet>
      <text:list-level-style-bullet text:level="8" text:style-name="WW8Num6z1" loext:num-list-format="%8%" text:bullet-char="●">
        <style:list-level-properties text:space-before="3.502cm" text:min-label-width="0.499cm"/>
        <style:text-properties style:font-name="StarSymbol1"/>
      </text:list-level-style-bullet>
      <text:list-level-style-bullet text:level="9" text:style-name="WW8Num6z1" loext:num-list-format="%9%" text:bullet-char="●">
        <style:list-level-properties text:space-before="4.001cm" text:min-label-width="0.499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loext:num-list-format="%1%" text:bullet-char="·">
        <style:list-level-properties text:space-before="0.748cm" text:min-label-width="0.499cm"/>
        <style:text-properties style:font-name="Symbol"/>
      </text:list-level-style-bullet>
      <text:list-level-style-bullet text:level="2" text:style-name="WW8Num7z1" loext:num-list-format="%2%" text:bullet-char="●">
        <style:list-level-properties text:space-before="1.995cm" text:min-label-width="0.499cm"/>
        <style:text-properties style:font-name="StarSymbol1"/>
      </text:list-level-style-bullet>
      <text:list-level-style-bullet text:level="3" text:style-name="WW8Num7z1" loext:num-list-format="%3%" text:bullet-char="●">
        <style:list-level-properties text:space-before="3.242cm" text:min-label-width="0.499cm"/>
        <style:text-properties style:font-name="StarSymbol1"/>
      </text:list-level-style-bullet>
      <text:list-level-style-bullet text:level="4" text:style-name="WW8Num7z1" loext:num-list-format="%4%" text:bullet-char="●">
        <style:list-level-properties text:space-before="4.489cm" text:min-label-width="0.499cm"/>
        <style:text-properties style:font-name="StarSymbol1"/>
      </text:list-level-style-bullet>
      <text:list-level-style-bullet text:level="5" text:style-name="WW8Num7z1" loext:num-list-format="%5%" text:bullet-char="●">
        <style:list-level-properties text:space-before="5.736cm" text:min-label-width="0.499cm"/>
        <style:text-properties style:font-name="StarSymbol1"/>
      </text:list-level-style-bullet>
      <text:list-level-style-bullet text:level="6" text:style-name="WW8Num7z1" loext:num-list-format="%6%" text:bullet-char="●">
        <style:list-level-properties text:space-before="6.983cm" text:min-label-width="0.499cm"/>
        <style:text-properties style:font-name="StarSymbol1"/>
      </text:list-level-style-bullet>
      <text:list-level-style-bullet text:level="7" text:style-name="WW8Num7z1" loext:num-list-format="%7%" text:bullet-char="●">
        <style:list-level-properties text:space-before="8.23cm" text:min-label-width="0.499cm"/>
        <style:text-properties style:font-name="StarSymbol1"/>
      </text:list-level-style-bullet>
      <text:list-level-style-bullet text:level="8" text:style-name="WW8Num7z1" loext:num-list-format="%8%" text:bullet-char="●">
        <style:list-level-properties text:space-before="9.478cm" text:min-label-width="0.499cm"/>
        <style:text-properties style:font-name="StarSymbol1"/>
      </text:list-level-style-bullet>
      <text:list-level-style-bullet text:level="9" text:style-name="WW8Num7z1" loext:num-list-format="%9%" text:bullet-char="●">
        <style:list-level-properties text:space-before="10.725cm" text:min-label-width="0.499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·">
        <style:list-level-properties text:space-before="0.748cm" text:min-label-width="0.499cm"/>
        <style:text-properties style:font-name="Symbol"/>
      </text:list-level-style-bullet>
      <text:list-level-style-bullet text:level="2" text:style-name="WW8Num8z1" loext:num-list-format="%2%" text:bullet-char="●">
        <style:list-level-properties text:space-before="1.995cm" text:min-label-width="0.499cm"/>
        <style:text-properties style:font-name="StarSymbol1"/>
      </text:list-level-style-bullet>
      <text:list-level-style-bullet text:level="3" text:style-name="WW8Num8z1" loext:num-list-format="%3%" text:bullet-char="●">
        <style:list-level-properties text:space-before="3.242cm" text:min-label-width="0.499cm"/>
        <style:text-properties style:font-name="StarSymbol1"/>
      </text:list-level-style-bullet>
      <text:list-level-style-bullet text:level="4" text:style-name="WW8Num8z1" loext:num-list-format="%4%" text:bullet-char="●">
        <style:list-level-properties text:space-before="4.489cm" text:min-label-width="0.499cm"/>
        <style:text-properties style:font-name="StarSymbol1"/>
      </text:list-level-style-bullet>
      <text:list-level-style-bullet text:level="5" text:style-name="WW8Num8z1" loext:num-list-format="%5%" text:bullet-char="●">
        <style:list-level-properties text:space-before="5.736cm" text:min-label-width="0.499cm"/>
        <style:text-properties style:font-name="StarSymbol1"/>
      </text:list-level-style-bullet>
      <text:list-level-style-bullet text:level="6" text:style-name="WW8Num8z1" loext:num-list-format="%6%" text:bullet-char="●">
        <style:list-level-properties text:space-before="6.983cm" text:min-label-width="0.499cm"/>
        <style:text-properties style:font-name="StarSymbol1"/>
      </text:list-level-style-bullet>
      <text:list-level-style-bullet text:level="7" text:style-name="WW8Num8z1" loext:num-list-format="%7%" text:bullet-char="●">
        <style:list-level-properties text:space-before="8.23cm" text:min-label-width="0.499cm"/>
        <style:text-properties style:font-name="StarSymbol1"/>
      </text:list-level-style-bullet>
      <text:list-level-style-bullet text:level="8" text:style-name="WW8Num8z1" loext:num-list-format="%8%" text:bullet-char="●">
        <style:list-level-properties text:space-before="9.478cm" text:min-label-width="0.499cm"/>
        <style:text-properties style:font-name="StarSymbol1"/>
      </text:list-level-style-bullet>
      <text:list-level-style-bullet text:level="9" text:style-name="WW8Num8z1" loext:num-list-format="%9%" text:bullet-char="●">
        <style:list-level-properties text:space-before="10.725cm" text:min-label-width="0.499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loext:num-list-format="%1%" text:bullet-char="">
        <style:list-level-properties text:min-label-width="0.499cm"/>
        <style:text-properties style:font-name="Symbol"/>
      </text:list-level-style-bullet>
      <text:list-level-style-bullet text:level="2" text:style-name="WW8Num9z1" loext:num-list-format="%2%" text:bullet-char="●">
        <style:list-level-properties text:space-before="0.501cm" text:min-label-width="0.499cm"/>
        <style:text-properties style:font-name="StarSymbol1"/>
      </text:list-level-style-bullet>
      <text:list-level-style-bullet text:level="3" text:style-name="WW8Num9z1" loext:num-list-format="%3%" text:bullet-char="●">
        <style:list-level-properties text:space-before="1cm" text:min-label-width="0.499cm"/>
        <style:text-properties style:font-name="StarSymbol1"/>
      </text:list-level-style-bullet>
      <text:list-level-style-bullet text:level="4" text:style-name="WW8Num9z1" loext:num-list-format="%4%" text:bullet-char="●">
        <style:list-level-properties text:space-before="1.501cm" text:min-label-width="0.499cm"/>
        <style:text-properties style:font-name="StarSymbol1"/>
      </text:list-level-style-bullet>
      <text:list-level-style-bullet text:level="5" text:style-name="WW8Num9z1" loext:num-list-format="%5%" text:bullet-char="●">
        <style:list-level-properties text:space-before="2cm" text:min-label-width="0.499cm"/>
        <style:text-properties style:font-name="StarSymbol1"/>
      </text:list-level-style-bullet>
      <text:list-level-style-bullet text:level="6" text:style-name="WW8Num9z1" loext:num-list-format="%6%" text:bullet-char="●">
        <style:list-level-properties text:space-before="2.501cm" text:min-label-width="0.499cm"/>
        <style:text-properties style:font-name="StarSymbol1"/>
      </text:list-level-style-bullet>
      <text:list-level-style-bullet text:level="7" text:style-name="WW8Num9z1" loext:num-list-format="%7%" text:bullet-char="●">
        <style:list-level-properties text:space-before="3.001cm" text:min-label-width="0.499cm"/>
        <style:text-properties style:font-name="StarSymbol1"/>
      </text:list-level-style-bullet>
      <text:list-level-style-bullet text:level="8" text:style-name="WW8Num9z1" loext:num-list-format="%8%" text:bullet-char="●">
        <style:list-level-properties text:space-before="3.502cm" text:min-label-width="0.499cm"/>
        <style:text-properties style:font-name="StarSymbol1"/>
      </text:list-level-style-bullet>
      <text:list-level-style-bullet text:level="9" text:style-name="WW8Num9z1" loext:num-list-format="%9%" text:bullet-char="●">
        <style:list-level-properties text:space-before="4.001cm" text:min-label-width="0.499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loext:num-list-format="%1%." style:num-suffix=".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1%.%2%.%3%.%4%." style:num-suffix="." style:num-format="1" text:display-levels="4">
        <style:list-level-properties/>
      </text:list-level-style-number>
      <text:list-level-style-number text:level="5" loext:num-list-format="%1%.%2%.%3%.%4%.%5%." style:num-suffix="." style:num-format="1" text:display-levels="5">
        <style:list-level-properties/>
      </text:list-level-style-number>
      <text:list-level-style-number text:level="6" loext:num-list-format="%1%.%2%.%3%.%4%.%5%.%6%." style:num-suffix="." style:num-format="1" text:display-levels="6">
        <style:list-level-properties/>
      </text:list-level-style-number>
      <text:list-level-style-number text:level="7" loext:num-list-format="%1%.%2%.%3%.%4%.%5%.%6%.%7%." style:num-suffix="." style:num-format="1" text:display-levels="7">
        <style:list-level-properties/>
      </text:list-level-style-number>
      <text:list-level-style-number text:level="8" loext:num-list-format="%1%.%2%.%3%.%4%.%5%.%6%.%7%.%8%." style:num-suffix="." style:num-format="1" text:display-levels="8">
        <style:list-level-properties/>
      </text:list-level-style-number>
      <text:list-level-style-number text:level="9" loext:num-list-format="%1%.%2%.%3%.%4%.%5%.%6%.%7%.%8%.%9%." style:num-suffix="." style:num-format="1" text:display-levels="9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>
        <style:tab-stops>
          <style:tab-stop style:position="7.62cm" style:type="center"/>
          <style:tab-stop style:position="15.002cm" style:type="right"/>
        </style:tab-stops>
      </style:paragraph-properties>
      <style:text-properties style:font-name="Times" fo:font-style="italic" style:font-style-asian="italic"/>
    </style:style>
    <style:style style:name="MP2" style:family="paragraph" style:parent-style-name="Footer">
      <style:text-properties style:font-name="Times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T1" style:family="text">
      <style:text-properties officeooo:rsid="004fc3d9"/>
    </style:style>
    <style:style style:name="MT2" style:family="text">
      <style:text-properties officeooo:rsid="00214ed8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draw:fill="solid" draw:fill-color="#ffffff" draw:opacity="100%" fo:padding="0.026cm" fo:border="none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loext:decorative="false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0.999cm" fo:page-height="29.699cm" style:num-format="1" style:print-orientation="portrait" fo:margin-top="0.82cm" fo:margin-bottom="0.753cm" fo:margin-left="3cm" fo:margin-right="3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7cm" fo:margin-left="0cm" fo:margin-right="0cm" fo:margin-bottom="0.748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</text:span>A<text:span text:style-name="MT1">551</text:span>: <text:span text:style-name="MT2">Laboratório de Programação de Software Básico</text:span></text:p>
      </style:header>
      <style:footer>
        <text:p text:style-name="MP2"><draw:line text:anchor-type="char" draw:z-index="1" draw:name="Shape1" draw:style-name="Mgr1" draw:text-style-name="MP3" svg:x1="0.049cm" svg:y1="-0.092cm" svg:x2="15.035cm" svg:y2="-0.092cm"><text:p/></draw:line><draw:frame draw:style-name="Mfr1" draw:name="Quadro1" text:anchor-type="char" svg:y="0.002cm" svg:width="0.61cm" svg:height="0.476cm" draw:z-index="0"><draw:text-box><text:p text:style-name="Footer"><text:span text:style-name="Page_20_Number"><text:page-number style:num-format="1" text:select-page="current">1</text:page-number></text:span></text:p></draw:text-box></draw:frame>Copyright © DCA/FEEC/UNICAM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>EA551 - Laboratório de Programação de Software Básico </dc:title>
    <meta:initial-creator>Cap. Gancho</meta:initial-creator>
    <meta:creation-date>1997-12-16T17:45:00</meta:creation-date>
    <dc:date>2024-11-27T13:56:39.197960908</dc:date>
    <dc:language>pt-BR</dc:language>
    <meta:editing-cycles>61</meta:editing-cycles>
    <meta:editing-duration>P1DT12H13M34S</meta:editing-duration>
    <meta:print-date>2024-11-27T13:51:50.063197926</meta:print-date>
    <meta:printed-by>PDF files</meta:printed-by>
    <meta:document-statistic meta:table-count="0" meta:image-count="0" meta:object-count="0" meta:page-count="1" meta:paragraph-count="6" meta:word-count="40" meta:character-count="260" meta:non-whitespace-character-count="226"/>
    <meta:user-defined meta:name="Info 1"/>
    <meta:user-defined meta:name="Info 2"/>
    <meta:user-defined meta:name="Info 3"/>
    <meta:user-defined meta:name="Info 4"/>
  </office:meta>
</office:document-meta>
</file>